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7.3597in" fo:margin-left="-0.0785in" fo:margin-top="0in" fo:margin-bottom="0in" table:align="left" style:writing-mode="lr-tb"/>
    </style:style>
    <style:style style:name="Таблица1.A" style:family="table-column">
      <style:table-column-properties style:column-width="2.2139in"/>
    </style:style>
    <style:style style:name="Таблица1.B" style:family="table-column">
      <style:table-column-properties style:column-width="5.145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tyle="normal" fo:font-weight="normal" officeooo:rsid="001cc391" officeooo:paragraph-rsid="002193f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DejaVu Sans" fo:font-style="normal" fo:font-weight="normal" officeooo:rsid="002193f0" officeooo:paragraph-rsid="002193f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DejaVu Sans" fo:font-style="normal" fo:font-weight="normal" officeooo:rsid="002193f0" officeooo:paragraph-rsid="00234e6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ans" fo:font-style="normal" fo:font-weight="normal" officeooo:rsid="002193f0" officeooo:paragraph-rsid="0034da7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DejaVu Sans" fo:font-style="normal" fo:font-weight="normal" officeooo:rsid="00286251" officeooo:paragraph-rsid="0028625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DejaVu Sans" fo:font-style="normal" fo:font-weight="normal" officeooo:rsid="00286251" officeooo:paragraph-rsid="0025413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DejaVu Sans" fo:font-style="normal" fo:font-weight="normal" officeooo:rsid="0025413c" officeooo:paragraph-rsid="0025413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DejaVu Sans" officeooo:paragraph-rsid="002de141"/>
    </style:style>
    <style:style style:name="P10" style:family="paragraph" style:parent-style-name="Standard">
      <style:text-properties style:font-name="DejaVu Sans" officeooo:rsid="002f8300"/>
    </style:style>
    <style:style style:name="P11" style:family="paragraph" style:parent-style-name="Standard">
      <style:text-properties style:font-name="DejaVu Sans Light" fo:font-style="normal" fo:font-weight="normal" officeooo:rsid="001cc391" officeooo:paragraph-rsid="001cc39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DejaVu Sans Light" fo:font-style="normal" fo:font-weight="normal" officeooo:rsid="001cc391" officeooo:paragraph-rsid="002193f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DejaVu Sans Light" fo:font-style="normal" fo:font-weight="normal" officeooo:rsid="002193f0" officeooo:paragraph-rsid="002193f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DejaVu Sans Light" fo:font-style="normal" fo:font-weight="normal" officeooo:rsid="002193f0" officeooo:paragraph-rsid="0025413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DejaVu Sans Light" fo:font-style="normal" fo:font-weight="normal" officeooo:rsid="00286251" officeooo:paragraph-rsid="0028625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DejaVu Sans Light" fo:font-style="normal" fo:font-weight="normal" officeooo:rsid="0025413c" officeooo:paragraph-rsid="00234e6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DejaVu Sans Light" fo:font-style="normal" fo:font-weight="normal" officeooo:rsid="0025413c" officeooo:paragraph-rsid="0025413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officeooo:rsid="002b58b0" officeooo:paragraph-rsid="002e02a9"/>
    </style:style>
    <style:style style:name="P19" style:family="paragraph" style:parent-style-name="Text_20_body">
      <style:text-properties officeooo:rsid="0030f14c" officeooo:paragraph-rsid="0032ad28"/>
    </style:style>
    <style:style style:name="P20" style:family="paragraph" style:parent-style-name="Text_20_body">
      <style:text-properties officeooo:paragraph-rsid="0032ad28"/>
    </style:style>
    <style:style style:name="P21" style:family="paragraph" style:parent-style-name="Text_20_body">
      <style:text-properties officeooo:rsid="0034da78" officeooo:paragraph-rsid="0034da78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2de141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style:text-underline-style="none" fo:font-weight="normal" officeooo:rsid="002b58b0" officeooo:paragraph-rsid="002de141" style:font-weight-asian="normal" style:font-weight-complex="normal"/>
    </style:style>
    <style:style style:name="P24" style:family="paragraph" style:parent-style-name="Subtitle">
      <style:text-properties officeooo:rsid="002c05f3" officeooo:paragraph-rsid="002c05f3"/>
    </style:style>
    <style:style style:name="P25" style:family="paragraph" style:parent-style-name="List_20_Paragraph" style:list-style-name="WWNum3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officeooo:paragraph-rsid="002de141"/>
    </style:style>
    <style:style style:name="P26" style:family="paragraph" style:parent-style-name="List_20_Paragraph" style:list-style-name="WWNum4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officeooo:paragraph-rsid="002de141"/>
    </style:style>
    <style:style style:name="P27" style:family="paragraph" style:parent-style-name="List_20_Paragraph" style:list-style-name="WWNum2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officeooo:paragraph-rsid="002de141"/>
    </style:style>
    <style:style style:name="P28" style:family="paragraph" style:parent-style-name="List_20_Paragraph" style:list-style-name="WWNum3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style:text-underline-style="solid" style:text-underline-width="auto" style:text-underline-color="font-color" fo:font-weight="bold" officeooo:paragraph-rsid="002de141" style:font-weight-asian="bold" style:font-weight-complex="bold"/>
    </style:style>
    <style:style style:name="P29" style:family="paragraph" style:parent-style-name="List_20_Paragraph" style:list-style-name="WWNum4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style:text-underline-style="solid" style:text-underline-width="auto" style:text-underline-color="font-color" fo:font-weight="bold" officeooo:paragraph-rsid="002de141" style:font-weight-asian="bold" style:font-weight-complex="bold"/>
    </style:style>
    <style:style style:name="P30" style:family="paragraph" style:parent-style-name="List_20_Paragraph" style:list-style-name="WWNum2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style:text-underline-style="solid" style:text-underline-width="auto" style:text-underline-color="font-color" fo:font-weight="bold" officeooo:paragraph-rsid="002de141" style:font-weight-asian="bold" style:font-weight-complex="bold"/>
    </style:style>
    <style:style style:name="P31" style:family="paragraph" style:parent-style-name="List_20_Paragraph" style:list-style-name="WWNum3">
      <style:paragraph-properties fo:margin-left="0.2457in" fo:margin-right="0in" fo:margin-top="0in" fo:margin-bottom="0in" loext:contextual-spacing="false" fo:text-indent="-0.25in" style:auto-text-indent="false"/>
      <style:text-properties style:text-underline-style="solid" style:text-underline-width="auto" style:text-underline-color="font-color" fo:font-weight="bold" officeooo:paragraph-rsid="002de141" style:font-weight-asian="bold" style:font-weight-complex="bold"/>
    </style:style>
    <style:style style:name="P32" style:family="paragraph" style:parent-style-name="List_20_Paragraph" style:list-style-name="WWNum3">
      <style:paragraph-properties fo:margin-left="0.2457in" fo:margin-right="0in" fo:margin-top="0in" fo:margin-bottom="0in" loext:contextual-spacing="false" fo:text-indent="-0.25in" style:auto-text-indent="false"/>
      <style:text-properties style:text-underline-style="none" fo:font-weight="normal" officeooo:paragraph-rsid="002de141" style:font-weight-asian="normal" style:font-weight-complex="normal"/>
    </style:style>
    <style:style style:name="P33" style:family="paragraph" style:parent-style-name="List_20_Paragraph" style:list-style-name="WWNum4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style:text-underline-style="none" fo:font-weight="normal" officeooo:paragraph-rsid="002de141" style:font-weight-asian="normal" style:font-weight-complex="normal"/>
    </style:style>
    <style:style style:name="P34" style:family="paragraph" style:parent-style-name="List_20_Paragraph" style:list-style-name="WWNum2">
      <style:paragraph-properties fo:margin-left="0.2457in" fo:margin-right="0in" fo:margin-top="0in" fo:margin-bottom="0in" loext:contextual-spacing="false" fo:text-align="justify" style:justify-single-word="false" fo:text-indent="-0.25in" style:auto-text-indent="false"/>
      <style:text-properties style:text-underline-style="none" fo:font-weight="normal" officeooo:paragraph-rsid="002de141" style:font-weight-asian="normal" style:font-weight-complex="normal"/>
    </style:style>
    <style:style style:name="P35" style:family="paragraph" style:parent-style-name="List_20_Paragraph" style:list-style-name="WWNum3">
      <style:paragraph-properties fo:margin-left="0.2457in" fo:margin-right="0in" fo:margin-top="0in" fo:margin-bottom="0in" loext:contextual-spacing="false" fo:text-indent="-0.25in" style:auto-text-indent="false"/>
      <style:text-properties officeooo:paragraph-rsid="002de141"/>
    </style:style>
    <style:style style:name="P36" style:family="paragraph" style:parent-style-name="List_20_Paragraph" style:list-style-name="WWNum1">
      <style:paragraph-properties fo:margin-left="0.2161in" fo:margin-right="0in" fo:margin-top="0in" fo:margin-bottom="0in" loext:contextual-spacing="false" fo:text-align="justify" style:justify-single-word="false" fo:text-indent="-0.25in" style:auto-text-indent="false"/>
      <style:text-properties officeooo:paragraph-rsid="002de141"/>
    </style:style>
    <style:style style:name="P37" style:family="paragraph" style:parent-style-name="List_20_Paragraph" style:list-style-name="WWNum1">
      <style:paragraph-properties fo:margin-left="0.2161in" fo:margin-right="0in" fo:margin-top="0in" fo:margin-bottom="0in" loext:contextual-spacing="false" fo:text-align="justify" style:justify-single-word="false" fo:text-indent="-0.25in" style:auto-text-indent="false"/>
      <style:text-properties fo:language="en" fo:country="US" officeooo:paragraph-rsid="002de141"/>
    </style:style>
    <style:style style:name="P38" style:family="paragraph" style:parent-style-name="List_20_Paragraph" style:list-style-name="WWNum1">
      <style:paragraph-properties fo:margin-left="0.2161in" fo:margin-right="0in" fo:margin-top="0in" fo:margin-bottom="0in" loext:contextual-spacing="false" fo:text-align="justify" style:justify-single-word="false" fo:text-indent="-0.25in" style:auto-text-indent="false"/>
      <style:text-properties fo:language="en" fo:country="US" style:text-underline-style="solid" style:text-underline-width="auto" style:text-underline-color="font-color" fo:font-weight="bold" officeooo:paragraph-rsid="002de141" style:font-weight-asian="bold" style:font-weight-complex="bold"/>
    </style:style>
    <style:style style:name="P39" style:family="paragraph" style:parent-style-name="List_20_Paragraph" style:list-style-name="WWNum1">
      <style:paragraph-properties fo:margin-left="0.2161in" fo:margin-right="0in" fo:margin-top="0in" fo:margin-bottom="0in" loext:contextual-spacing="false" fo:text-align="justify" style:justify-single-word="false" fo:text-indent="-0.25in" style:auto-text-indent="false"/>
      <style:text-properties fo:language="en" fo:country="US" style:text-underline-style="none" fo:font-weight="normal" officeooo:paragraph-rsid="002de141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paragraph-rsid="002de141" style:font-weight-asian="bold"/>
    </style:style>
    <style:style style:name="P41" style:family="paragraph" style:parent-style-name="Standard">
      <style:paragraph-properties fo:margin-top="0in" fo:margin-bottom="0in" loext:contextual-spacing="false" fo:text-align="justify" style:justify-single-word="false"/>
      <style:text-properties fo:font-size="9pt" officeooo:paragraph-rsid="002de141" style:font-size-asian="9pt" style:font-size-complex="9pt"/>
    </style:style>
    <style:style style:name="P4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style:text-underline-style="solid" style:text-underline-width="auto" style:text-underline-color="font-color" fo:font-weight="bold" officeooo:rsid="002b58b0" officeooo:paragraph-rsid="002e02a9" style:font-weight-asian="bold" style:font-weight-complex="bold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officeooo:paragraph-rsid="002de141" style:font-size-asian="10pt" style:font-size-complex="10pt"/>
    </style:style>
    <style:style style:name="P44" style:family="paragraph" style:parent-style-name="Standard">
      <style:text-properties style:font-name="DejaVu Sans" fo:font-style="normal" fo:font-weight="normal" officeooo:rsid="002193f0" officeooo:paragraph-rsid="0025413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DejaVu Sans" officeooo:paragraph-rsid="0025413c"/>
    </style:style>
    <style:style style:name="P46" style:family="paragraph" style:parent-style-name="Standard">
      <style:text-properties style:font-name="DejaVu Sans Light" officeooo:paragraph-rsid="0025413c"/>
    </style:style>
    <style:style style:name="P47" style:family="paragraph" style:parent-style-name="Standard">
      <style:text-properties style:font-name="DejaVu Sans" fo:font-style="normal" fo:font-weight="normal" officeooo:rsid="00286251" officeooo:paragraph-rsid="0038070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DejaVu Sans" fo:font-style="normal" fo:font-weight="normal" officeooo:rsid="00286251" officeooo:paragraph-rsid="00392ed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DejaVu Sans" officeooo:paragraph-rsid="00392ed7"/>
    </style:style>
    <style:style style:name="P50" style:family="paragraph" style:parent-style-name="Standard">
      <style:text-properties style:font-name="DejaVu Sans Light" fo:font-style="normal" fo:font-weight="normal" officeooo:rsid="00286251" officeooo:paragraph-rsid="00380701" style:font-style-asian="normal" style:font-weight-asian="normal" style:font-style-complex="normal" style:font-weight-complex="normal"/>
    </style:style>
    <style:style style:name="P51" style:family="paragraph" style:parent-style-name="Title">
      <style:paragraph-properties fo:break-before="page"/>
      <style:text-properties officeooo:rsid="0030f14c" officeooo:paragraph-rsid="0032ad28"/>
    </style:style>
    <style:style style:name="P52" style:family="paragraph" style:parent-style-name="Text_20_body">
      <style:text-properties style:font-name="DejaVu Sans Light" officeooo:rsid="0032ad28" officeooo:paragraph-rsid="0032ad28"/>
    </style:style>
    <style:style style:name="P53" style:family="paragraph" style:parent-style-name="Text_20_body">
      <style:text-properties style:font-name="DejaVu Sans Light" officeooo:rsid="0034da78" officeooo:paragraph-rsid="0034da78"/>
    </style:style>
    <style:style style:name="P54" style:family="paragraph" style:parent-style-name="Text_20_body">
      <style:text-properties style:font-name="DejaVu Sans Light" officeooo:rsid="0034f13d" officeooo:paragraph-rsid="0034da78"/>
    </style:style>
    <style:style style:name="P55" style:family="paragraph" style:parent-style-name="Text_20_body">
      <style:text-properties style:font-name="DejaVu Sans Light" officeooo:rsid="0034f13d" officeooo:paragraph-rsid="003994ef"/>
    </style:style>
    <style:style style:name="T1" style:family="text">
      <style:text-properties officeooo:rsid="001de263"/>
    </style:style>
    <style:style style:name="T2" style:family="text">
      <style:text-properties officeooo:rsid="002193f0"/>
    </style:style>
    <style:style style:name="T3" style:family="text">
      <style:text-properties style:font-name="DejaVu Sans Light"/>
    </style:style>
    <style:style style:name="T4" style:family="text">
      <style:text-properties style:font-name="DejaVu Sans Light" officeooo:rsid="00234e62"/>
    </style:style>
    <style:style style:name="T5" style:family="text">
      <style:text-properties style:font-name="DejaVu Sans Light" officeooo:rsid="0025413c"/>
    </style:style>
    <style:style style:name="T6" style:family="text">
      <style:text-properties style:font-name="DejaVu Sans Light" officeooo:rsid="0032ad28"/>
    </style:style>
    <style:style style:name="T7" style:family="text">
      <style:text-properties style:font-name="DejaVu Sans Light" officeooo:rsid="0034da78"/>
    </style:style>
    <style:style style:name="T8" style:family="text">
      <style:text-properties style:font-name="DejaVu Sans Light" officeooo:rsid="0034f13d"/>
    </style:style>
    <style:style style:name="T9" style:family="text">
      <style:text-properties officeooo:rsid="0022e8eb"/>
    </style:style>
    <style:style style:name="T10" style:family="text">
      <style:text-properties officeooo:rsid="00234e62"/>
    </style:style>
    <style:style style:name="T11" style:family="text">
      <style:text-properties style:font-name="DejaVu Sans" officeooo:rsid="0025413c"/>
    </style:style>
    <style:style style:name="T12" style:family="text">
      <style:text-properties style:font-name="DejaVu Sans" officeooo:rsid="00286251"/>
    </style:style>
    <style:style style:name="T13" style:family="text">
      <style:text-properties style:font-name="DejaVu Sans" officeooo:rsid="003757b2"/>
    </style:style>
    <style:style style:name="T14" style:family="text">
      <style:text-properties officeooo:rsid="0025413c"/>
    </style:style>
    <style:style style:name="T15" style:family="text">
      <style:text-properties officeooo:rsid="00299827"/>
    </style:style>
    <style:style style:name="T16" style:family="text">
      <style:text-properties officeooo:rsid="002b58b0"/>
    </style:style>
    <style:style style:name="T17" style:family="text">
      <style:text-properties fo:color="#000000" fo:font-size="20pt" fo:font-weight="bold" style:font-name-asian="Times New Roman" style:font-size-asian="20pt" style:language-asian="ru" style:country-asian="RU" style:font-weight-asian="bold" style:font-size-complex="20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language="en" fo:country="US"/>
    </style:style>
    <style:style style:name="T20" style:family="text">
      <style:text-properties fo:font-style="normal" fo:font-weight="normal" officeooo:rsid="002193f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757b2" style:font-style-asian="normal" style:font-weight-asian="normal" style:font-style-complex="normal" style:font-weight-complex="normal"/>
    </style:style>
    <style:style style:name="T22" style:family="text">
      <style:text-properties officeooo:rsid="003757b2"/>
    </style:style>
    <style:style style:name="T23" style:family="text">
      <style:text-properties officeooo:rsid="00380701"/>
    </style:style>
    <style:style style:name="T24" style:family="text">
      <style:text-properties officeooo:rsid="00392ed7"/>
    </style:style>
    <style:style style:name="T25" style:family="text">
      <style:text-properties officeooo:rsid="003994ef"/>
    </style:style>
    <style:style style:name="T26" style:family="text">
      <style:text-properties officeooo:rsid="003ab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<text:span text:style-name="T17">Паспорт интервью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0">Параметры</text:p>
          </table:table-cell>
          <table:table-cell table:style-name="Таблица1.A1" office:value-type="string">
            <text:p text:style-name="P40">Содержание</text:p>
          </table:table-cell>
        </table:table-row>
        <table:table-row table:style-name="Таблица1.1">
          <table:table-cell table:style-name="Таблица1.A1" office:value-type="string">
            <text:p text:style-name="P22">ФИО руководителя</text:p>
          </table:table-cell>
          <table:table-cell table:style-name="Таблица1.A1" office:value-type="string">
            <text:p text:style-name="P23">Крылов Михаил Сергеевич</text:p>
          </table:table-cell>
        </table:table-row>
        <table:table-row table:style-name="Таблица1.1">
          <table:table-cell table:style-name="Таблица1.A1" office:value-type="string">
            <text:p text:style-name="P22">Должность руководителя</text:p>
            <text:p text:style-name="P41">(оригинальное название)</text:p>
            <text:p text:style-name="P22"/>
          </table:table-cell>
          <table:table-cell table:style-name="Таблица1.A1" office:value-type="string">
            <text:p text:style-name="P18">Руководитель технического отдела ООО «Мой рейс»</text:p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22">Занимаемая позиция по классификатору </text:p>
            <text:p text:style-name="P43">(отметить наиболее подходящий вариант)</text:p>
          </table:table-cell>
          <table:table-cell table:style-name="Таблица1.A1" office:value-type="string">
            <text:list xml:id="list6909768334778851760" text:style-name="WWNum3">
              <text:list-item>
                <text:p text:style-name="P25">Линейный менеджер</text:p>
              </text:list-item>
              <text:list-item>
                <text:p text:style-name="P25">Руководитель проекта</text:p>
              </text:list-item>
              <text:list-item>
                <text:p text:style-name="P25">Менеджер среднего звена</text:p>
              </text:list-item>
              <text:list-item>
                <text:p text:style-name="P28">Менеджер высшего звена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22">Специализация по классификатору <text:span text:style-name="T19">IT</text:span> профессий <text:span text:style-name="T18">(по АП КИТ)</text:span></text:p>
          </table:table-cell>
          <table:table-cell table:style-name="Таблица1.A1" office:value-type="string">
            <text:list xml:id="list184941590373362" text:continue-numbering="true" text:style-name="WWNum3">
              <text:list-item>
                <text:p text:style-name="P32">Программист (<text:span text:style-name="T19">Programmer</text:span>)</text:p>
              </text:list-item>
              <text:list-item>
                <text:p text:style-name="P35">Системный архитектор (<text:span text:style-name="T19">System</text:span> <text:span text:style-name="T19">Architect</text:span>)</text:p>
              </text:list-item>
              <text:list-item>
                <text:p text:style-name="P35">Эксперт по информационным системам (<text:span text:style-name="T19">Expert</text:span> <text:span text:style-name="T19">in</text:span> <text:span text:style-name="T19">Information</text:span> <text:span text:style-name="T19">Systems</text:span>)</text:p>
              </text:list-item>
              <text:list-item>
                <text:p text:style-name="P35">Системный аналитик (<text:span text:style-name="T19">System</text:span> <text:span text:style-name="T19">Analyst</text:span>)</text:p>
              </text:list-item>
              <text:list-item>
                <text:p text:style-name="P35">Эксперт по администрированию систем (<text:span text:style-name="T19">Expert</text:span> <text:span text:style-name="T19">in</text:span> <text:span text:style-name="T19">System</text:span> <text:span text:style-name="T19">Administration</text:span>)</text:p>
              </text:list-item>
              <text:list-item>
                <text:p text:style-name="P31">Менеджер по информационным технологиям (<text:span text:style-name="T19">Manager</text:span> <text:span text:style-name="T19">of</text:span> <text:span text:style-name="T19">Information</text:span> <text:span text:style-name="T19">Technology</text:span>)</text:p>
              </text:list-item>
              <text:list-item>
                <text:p text:style-name="P35">Менеджер<text:span text:style-name="T19"> </text:span>по<text:span text:style-name="T19"> </text:span>продаже<text:span text:style-name="T19"> </text:span>решений<text:span text:style-name="T19"> </text:span>и<text:span text:style-name="T19"> </text:span>сложных<text:span text:style-name="T19"> </text:span>технических<text:span text:style-name="T19"> </text:span>систем<text:span text:style-name="T19"> (Manager on Sales of Decisions and Difficult Technical Systems)</text:span></text:p>
              </text:list-item>
              <text:list-item>
                <text:p text:style-name="P35">Эксперт<text:span text:style-name="T19"> </text:span>по<text:span text:style-name="T19"> </text:span>информационным<text:span text:style-name="T19"> </text:span>ресурсам<text:span text:style-name="T19"> (Expert in Information Resources)</text:span></text:p>
              </text:list-item>
              <text:list-item>
                <text:p text:style-name="P35">Менеджер по работе с базами данных (<text:span text:style-name="T19">Manager</text:span> <text:span text:style-name="T19">of</text:span> <text:span text:style-name="T19">Databases</text:span>)</text:p>
              </text:list-item>
              <text:list-item>
                <text:p text:style-name="P35">Эксперт по информационной безопасности (Expert of Information Safety)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22">Количество человек в прямом подчинении</text:p>
          </table:table-cell>
          <table:table-cell table:style-name="Таблица1.A1" office:value-type="string">
            <text:list xml:id="list8899668675921913740" text:style-name="WWNum4">
              <text:list-item>
                <text:p text:style-name="P26">0</text:p>
              </text:list-item>
              <text:list-item>
                <text:p text:style-name="P26">1-5</text:p>
              </text:list-item>
              <text:list-item>
                <text:p text:style-name="P29">6-10</text:p>
              </text:list-item>
              <text:list-item>
                <text:p text:style-name="P33"><text:span text:style-name="T19">&gt;</text:span>11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22">Количество человек в компании</text:p>
            <text:p text:style-name="P41">(отметить наиболее подходящий вариант)</text:p>
          </table:table-cell>
          <table:table-cell table:style-name="Таблица1.A1" office:value-type="string">
            <text:list xml:id="list3495329698320435526" text:style-name="WWNum2">
              <text:list-item>
                <text:p text:style-name="P27">&lt;100</text:p>
              </text:list-item>
              <text:list-item>
                <text:p text:style-name="P30">101-500</text:p>
              </text:list-item>
              <text:list-item>
                <text:p text:style-name="P27">501-1000</text:p>
              </text:list-item>
              <text:list-item>
                <text:p text:style-name="P34">1001-5000</text:p>
              </text:list-item>
              <text:list-item>
                <text:p text:style-name="P27">5001-10000</text:p>
              </text:list-item>
              <text:list-item>
                <text:p text:style-name="P27">10000+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22">Отрасль специализации компании </text:p>
            <text:p text:style-name="P41">(отметить наиболее подходящий вариант)</text:p>
          </table:table-cell>
          <table:table-cell table:style-name="Таблица1.A1" office:value-type="string">
            <text:list xml:id="list7912220276605367210" text:style-name="WWNum1">
              <text:list-item>
                <text:p text:style-name="P37">Education</text:p>
              </text:list-item>
              <text:list-item>
                <text:p text:style-name="P37">Energy/Utilities</text:p>
                <text:list>
                  <text:list-item>
                    <text:list>
                      <text:list-item>
                        <text:p text:style-name="P37">Hospitality</text:p>
                      </text:list-item>
                      <text:list-item>
                        <text:p text:style-name="P37">Health Care</text:p>
                      </text:list-item>
                      <text:list-item>
                        <text:p text:style-name="P37">Financial Services</text:p>
                      </text:list-item>
                      <text:list-item>
                        <text:p text:style-name="P37">Manufacturing</text:p>
                      </text:list-item>
                    </text:list>
                  </text:list-item>
                </text:list>
              </text:list-item>
              <text:list-item>
                <text:p text:style-name="P37">Media / Entertainment</text:p>
                <text:list>
                  <text:list-item>
                    <text:list>
                      <text:list-item>
                        <text:p text:style-name="P37">Professional Services</text:p>
                      </text:list-item>
                      <text:list-item>
                        <text:p text:style-name="P37">Public Sector</text:p>
                      </text:list-item>
                      <text:list-item>
                        <text:p text:style-name="P37"><text:soft-page-break/>Retail</text:p>
                      </text:list-item>
                      <text:list-item>
                        <text:p text:style-name="P38">Service Provider</text:p>
                      </text:list-item>
                      <text:list-item>
                        <text:p text:style-name="P37">Transportation</text:p>
                      </text:list-item>
                    </text:list>
                  </text:list-item>
                </text:list>
              </text:list-item>
              <text:list-item>
                <text:p text:style-name="P37">Wholesale/Distribution</text:p>
              </text:list-item>
              <text:list-item>
                <text:p text:style-name="P37">FMCG</text:p>
              </text:list-item>
              <text:list-item>
                <text:p text:style-name="P39">IT / Hi-Tech / Telecom</text:p>
              </text:list-item>
              <text:list-item>
                <text:p text:style-name="P36">…</text:p>
              </text:list-item>
            </text:list>
          </table:table-cell>
        </table:table-row>
      </table:table>
      <text:p text:style-name="P9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Title"><text:soft-page-break/></text:p>
      <text:p text:style-name="Title">Скрипт записи интервью</text:p>
      <text:p text:style-name="Text_20_body"/>
      <text:p text:style-name="P49">-<text:span text:style-name="T16">Первый вопрос: нравится ли(или может не нравится) Вам ваша деятельность и если да, то за что именно?</text:span></text:p>
      <text:p text:style-name="P1"/>
      <text:p text:style-name="P11">-Даже не знаю… Вопрос на самом деле довольно риторический…</text:p>
      <text:p text:style-name="P11">Наверное больше нравится.</text:p>
      <text:p text:style-name="P12">На самом деле, смотри: рутинная работа, которая по поддержке пользователей - она, ну просто стандартная работа, то есть эта сторона технического отдела, как правило, вряд ли кому может нравиться. Потому что по большей части это переживания, негатив и просьбы порой невыполнимые: понять что просит пользователь, переформулировать, что-то предложить другое, <text:s/>чтобы остаться в рамках бюджета — ну такая, достаточно хлопотная работа. Но в условиях капитализма любые такие работы просчитываются чисто с позиции эффективности: <text:span text:style-name="T2">т</text:span>о есть сколько нужно потратить денег на тот или иной продукт, на ту или иную работу, в том числе и согласовать с руководством, чтобы одобрили и <text:span text:style-name="T2">это</text:span> дальше <text:span text:style-name="T1">вошло в</text:span> жи<text:span text:style-name="T23">зн</text:span>ь. С другой стороны есть действительно интересные <text:s/>проекты, в особенности это онлайн, которые, менее <text:span text:style-name="T2">связаны</text:span> <text:span text:style-name="T2">с</text:span> нашей отрасл<text:span text:style-name="T2">ью</text:span>, <text:span text:style-name="T1">но дают ощутимые вещи как по прибыли так и объему.</text:span></text:p>
      <text:p text:style-name="P12"/>
      <text:p text:style-name="P2">-<text:span text:style-name="T2">Правильно ли я понимаю, что умение эффективно общаться играет важную роль в вашей работе?</text:span></text:p>
      <text:p text:style-name="P2"/>
      <text:p text:style-name="P13">Большую роль играет профессионализм на самом деле, поскольку мне попадались люди разные: кто более коммуникабелен, кто-то более закрыт. Не скажу, что я человек открытый. То есть максимально открытый для всех. То есть все-таки большую роль играет профессионализм и знание предметной отрасли.</text:p>
      <text:p text:style-name="P13"/>
      <text:p text:style-name="P3">-То есть вряд ли только навыки общения могут помочь при выполнении какой-то <text:span text:style-name="T23">сложной</text:span> задачи?</text:p>
      <text:p text:style-name="P3"/>
      <text:p text:style-name="P13">-Да. Насколько бы ты много не «щебетал» или как-то пытался заверить кого-то в чем-то, сразу чувствуется — профессионал ты или нет. И с этой позиции <text:span text:style-name="T9">уже становится ясно, как с тобой разговаривать и дальше вести какие-либо дела конкурентам, партнерам и так далее.</text:span></text:p>
      <text:p text:style-name="P13"/>
      <text:p text:style-name="P4">-<text:span text:style-name="T10">Как вы думаете,с кем сложнее всего взаимодействовать в вашей работе: коллеги, заказчики или еще какой-то категорией людей?</text:span></text:p>
      <text:p text:style-name="P4"/>
      <text:p text:style-name="P5"><text:span text:style-name="T4">-Есть, вообще, </text:span><text:span text:style-name="T5">два</text:span><text:span text:style-name="T4"> основных типа людей, даже не людей, а скорее групп людей, с которыми мне приходится взаимодействовать. Это сотрудники, как правило, назовем это.. наверное низшее звено — это не подходящий </text:span><text:soft-page-break/><text:span text:style-name="T4">термин, но.. ну скажем так — рядовые сотрудники, которые в нынешний век цифровых технологий — не уверенные пользователи ПК. С ними бывает сложно вплоть до того, что доходит до «я не могу работать: у меня нет ярлыка на рабочем столе». </text:span></text:p>
      <text:p text:style-name="P5"><text:span text:style-name="T4">С заказчиками тоже сложно, но в принципе это и есть, может быть, не навыки начальника отдела, а </text:span><text:span text:style-name="T5">скорее</text:span><text:span text:style-name="T4"> менеджера — иногда я выполняю роль менеджера проекта, которому приходится слушать то, что хотят заказчики. В том числе заказчиками может выступать руководство, как бизнес </text:span><text:span text:style-name="T5">постановщик. Соответственно это все нужно переваривать в некоторое удобоваримое, скажем так, техническое задание, которое потом опять же необходимо раздать коллегам.</text:span></text:p>
      <text:p text:style-name="P16"/>
      <text:p text:style-name="P4">-<text:span text:style-name="T14">То есть основные сложности чаще всего связанны с техзаданием?</text:span></text:p>
      <text:p text:style-name="P4"/>
      <text:p text:style-name="P14">- <text:span text:style-name="T14">Мне еще не встречались люди, ставящие четкое техзадание. Это огромная проблема, я считаю, в принципе для России: мало кто понимает, чего он хочет.</text:span></text:p>
      <text:p text:style-name="P44"/>
      <text:p text:style-name="P45"><text:span text:style-name="T20">-</text:span><text:span text:style-name="T21">И что вы предпринимаете для того,</text:span> чтобы достичь взаимопонимания и найти решение <text:span text:style-name="T22">подобной </text:span>проблемы?</text:p>
      <text:p text:style-name="P45"/>
      <text:p text:style-name="P46">- <text:span text:style-name="T22">Для начала внимательно выслушиваю заказчика, или того, от кого исходит какая-то такая проблемная ситуация. Выслушиваю не один раз. И потом соответственно пытаюсь интерпретировать услышанное, задавая наводящие вопросы и пытаясь предложить какие-то советы связанные, чаще всего, с оптимизацией того или иного аспекта. <text:s text:c="2"/></text:span></text:p>
      <text:p text:style-name="P14"/>
      <text:p text:style-name="P8">-Скажите, а нужны ли в вашей работе знание работы человеческого сознания, каких-то психологических аспектов <text:s/>жизнедеятельности? То есть часто ли вам приходится с точки зрения психологии как-то оценивать поведение людей, или же это больше <text:tab/>компенсируется природными навыками?</text:p>
      <text:p text:style-name="P8"/>
      <text:p text:style-name="P17">-Да, пожалуй иногда эти знания бывают очень полезными. Например, на тех <text:s/>же самых переговорах важно понимать язык жестов и тела, но по большей части это оказывается все-таки не так важно, <text:span text:style-name="T23">хватает просто врожденных способностей «чувствовать» собеседника.</text:span></text:p>
      <text:p text:style-name="P8"/>
      <text:p text:style-name="P14"><text:span text:style-name="T11">-</text:span><text:span text:style-name="T13">А к</text:span><text:span text:style-name="T12">акие качества, компетенции вы считаете </text:span><text:span text:style-name="T13">важными</text:span><text:span text:style-name="T12"> для успеха </text:span><text:span text:style-name="T13">человека, который работает в IT сфере</text:span><text:span text:style-name="T12">?</text:span></text:p>
      <text:p text:style-name="P7"/>
      <text:p text:style-name="P15">-В первую очередь это огромная выдержка, как чисто человеческое качество. Желание учится: это никогда не поздно и не бывает лишним.</text:p>
      <text:p text:style-name="P15">Желание разбираться с какими-то вопросами, техническими в особенности.</text:p>
      <text:p text:style-name="P15">Ну и разумеется, одно из самых важных умений — вовремя делать backup`ы.</text:p>
      <text:p text:style-name="P15"/>
      <text:p text:style-name="P48">-Что бы вы могли порекомендовать <text:span text:style-name="T24"><text:s/>мне, как</text:span> человеку, который собирается связать свою жизнь с IT, программированием?</text:p>
      <text:p text:style-name="P6"><text:soft-page-break/></text:p>
      <text:p text:style-name="P15">-Даже не знаю. Компании действительно разные, <text:span text:style-name="T24">как и критерии успеха..</text:span>. Я считаю, что, это мое личное мнение: по-меньше панибратства и огромного желания развиваться, учиться, учиться и учиться.</text:p>
      <text:p text:style-name="P15"/>
      <text:p text:style-name="P6">-И последний вопрос: как вы думаете, насколько критичным в IT мире является критерий наличия или отсутствия высшего образования.</text:p>
      <text:p text:style-name="P6"/>
      <text:p text:style-name="P15">-Думаю, что высшее образование необходимо и играет первостепенную роль — как доказательство <text:span text:style-name="T15">способности работать продуктивно и вдумчиво. Как подсказывает опыт: именно люди, которые закончили высшее учебное заведение оказываются более приспособленными к плодотворной и качественной работе, стабильно и на протяжении долго времени выдающие высокий результат (имеют привычку работать с вуза).</text:span></text:p>
      <text:p text:style-name="Text_20_body"/>
      <text:p text:style-name="P47">-<text:span text:style-name="T23">Спасибо за то, что уделили время!</text:span></text:p>
      <text:p text:style-name="P47"/>
      <text:p text:style-name="P50">-<text:span text:style-name="T23">Да не за что. Успехов! </text:span></text:p>
      <text:p text:style-name="Text_20_body"/>
      <text:p text:style-name="Text_20_body"/>
      <text:p text:style-name="Text_20_body"/>
      <text:p text:style-name="Text_20_body"/>
      <text:p text:style-name="P51">Анализ</text:p>
      <text:p text:style-name="P19"><text:tab/><text:span text:style-name="T3">Интервью мне удалось взять у руководителя технического отдела группы компаний основным родом </text:span><text:span text:style-name="T6">деятельности</text:span><text:span text:style-name="T3"> которых является </text:span><text:span text:style-name="T6">предоставление</text:span><text:span text:style-name="T3"> сервиса по </text:span><text:span text:style-name="T6">онлайн </text:span><text:span text:style-name="T3">бронированию и продаже авиабилетов.</text:span></text:p>
      <text:p text:style-name="P20"><text:tab/><text:span text:style-name="T6">Вопрос о привлекательности деятельности интервьюируемого заставил его задуматься. Михаил Сергеевич признается, что в его работе очень часто приходится сталкиваться с рутинными задачами, которые отбирают довольно много сил, но при этом не дают морального удовлетворения. С другой стороны попадаются интересные задачи, которые связаны уже непосредственно с IT, разработкой и т.д. В качестве примера интервьюируемый приводит онлайн решение по бронированию билетов. </text:span></text:p>
      <text:p text:style-name="P52"><text:tab/>Действительно, рутинной работы, как мне кажется, избежать очень трудно и она присутствует в любой сфере занятости. Но как подтверждает сотрудник компании рутина не может помешать тому, <text:span text:style-name="T26">1</text:span>чтобы какое-то дело нравилось тебе больше прочих, т.к. рутину разбавляют действительно интересные кейсы.</text:p>
      <text:p text:style-name="P20"><text:span text:style-name="T6"><text:tab/></text:span><text:span text:style-name="T7">Навыки эффективного общения интервьюируемый не считает основной своей компетенцией (или компетенцией руководителя вообще). Его опыт говорит о том, что решающую роль скорее играет профессионализм и знание предметной отрасли, которая может скомпенсировать «закрытость».</text:span></text:p>
      <text:p text:style-name="P53"><text:tab/>В этом вопросе я не могу полностью согласится с М. С. Действительно, профессионализм важен, но без навыков общения, развитых на достаточно высоком уровне, как мне кажется, трудно организовать производственный процесс в любой отрасли, не только в IT.</text:p>
      <text:p text:style-name="P53"><text:tab/>Трудности в общении действительно имеют место быть. И два основных типа людей, которых выделяет интервьюируемый, с которыми бывает трудно — это рядовые сотрудники (коллеги из иных отделов) <text:s/>и заказчики. С первыми проблемы возникают на почве малой компьютерной <text:s/>грамотности: трудно наладить контакт и локализовать проблему, когда твой собеседник не понимает тебя, а тебе как профессионалу приходится понимать его. Со вторыми дело обстоит иначе: руководителю IT отдела приходится находясь в рамках дозволенного выяснять подробности задания и вносить свои правки, чтобы остаться в пределах бюджета и выполнимости задачи.</text:p>
      <text:p text:style-name="P53"><text:soft-page-break/><text:tab/>Вообще, нечеткое техзадание интервьюируемый называет самой большой проблемой (в стране в целом), с которой приходится сталкиваться и для решения которой приходится проводить очень много разъяснительных бесед, анализировать заказ и находить компромиссы. <text:span text:style-name="T23">Умение слушать здесь играет значительную роль.</text:span></text:p>
      <text:p text:style-name="P21"><text:span text:style-name="T3"><text:tab/></text:span><text:span text:style-name="T8">Мой опыт не позволяет вполне объективно оценить эти суждения, но интуиция подсказывает, что им можно верить.</text:span></text:p>
      <text:p text:style-name="P55"><text:tab/><text:span text:style-name="T25">Как таковые знания психологии интервьюируемый не считает решающе-важными, но признает их пользу при переговорах. </text:span>Основными качествами, которые должны быть присущи человеку из IT сферы, <text:span text:style-name="T25">были</text:span> <text:span text:style-name="T25">названы </text:span>выдержк<text:span text:style-name="T25">а</text:span> и желание обучаться. </text:p>
      <text:p text:style-name="P54"><text:tab/>С этим трудно спорить. Безусловно выдержка важна, как общечеловеческое качество. А желание обучаться — единственный путь к <text:s/>профессионализму. <text:span text:style-name="T25">Что касается психологии как науки, склонен согласиться с ее пользой при переговорах, но также считаю, что она нужна для того чтобы лучше понимать как наладить работу команды.</text:span></text:p>
      <text:p text:style-name="P54"><text:s/><text:tab/><text:span text:style-name="T24">Интересной на мой взгляд оказалось мнение на счет высшего образования: до этого я считал, что высшее образование мало что может рассказать о человеке. Но позиция интервьюируемого кажется вполне логичной и закономерной.</text:span></text:p>
      <text:p text:style-name="P54"><text:tab/><text:span text:style-name="T25">В целом считаю беседу достаточно конструктивной и содержательной, подтверждающей некоторые уже сформированные в моем сознании стереотипы, и расширяющей понимание предметной области и отрасли в цел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2" style:display-name="ListLabel 22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51:32.600590728</meta:creation-date>
    <dc:date>2016-10-23T18:49:40.257949723</dc:date>
    <meta:editing-duration>PT50M27S</meta:editing-duration>
    <meta:editing-cycles>16</meta:editing-cycles>
    <meta:generator>LibreOffice/5.1.4.2$Linux_X86_64 LibreOffice_project/10m0$Build-2</meta:generator>
    <meta:document-statistic meta:table-count="1" meta:image-count="0" meta:object-count="0" meta:page-count="7" meta:paragraph-count="97" meta:word-count="1428" meta:character-count="10168" meta:non-whitespace-character-count="8835"/>
  </office:meta>
</office:document-meta>
</file>